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start" style:justify-single-word="false"/>
    </style:style>
    <style:style style:name="P11" style:family="paragraph" style:parent-style-name="Subtitle">
      <style:paragraph-properties fo:text-align="center" style:justify-single-word="false"/>
    </style:style>
    <style:style style:name="P12" style:family="paragraph" style:parent-style-name="Code">
      <style:paragraph-properties fo:margin-top="0.1665in" fo:margin-bottom="0.0835in"/>
    </style:style>
    <style:style style:name="P13" style:family="paragraph" style:parent-style-name="Text_20_body">
      <style:paragraph-properties fo:margin-top="0.1665in" fo:margin-bottom="0.0835in"/>
    </style:style>
    <style:style style:name="P14" style:family="paragraph" style:parent-style-name="Text_20_body">
      <style:paragraph-properties fo:margin-top="0.1665in" fo:margin-bottom="0.0835in"/>
      <style:text-properties style:font-name="Liberation Sans" style:font-name-asian="DejaVu LGC Sans" style:font-name-complex="DejaVu LGC Sans"/>
    </style:style>
    <style:style style:name="P15" style:family="paragraph" style:parent-style-name="Heading_20_3">
      <style:paragraph-properties fo:margin-top="0.1665in" fo:margin-bottom="0.0835in" fo:keep-with-next="always"/>
    </style:style>
    <style:style style:name="P16"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P17" style:family="paragraph" style:parent-style-name="Heading_20_1"/>
    <style:style style:name="P18" style:family="paragraph" style:parent-style-name="Contents_20_3">
      <style:paragraph-properties>
        <style:tab-stops>
          <style:tab-stop style:position="6.2992in" style:type="right" style:leader-style="dotted" style:leader-text="."/>
        </style:tab-stops>
      </style:paragraph-properties>
    </style:style>
    <style:style style:name="P19" style:family="paragraph" style:parent-style-name="Heading_20_2">
      <style:paragraph-properties fo:margin-top="0.1665in" fo:margin-bottom="0.0835in" fo:keep-with-next="always"/>
    </style:style>
    <style:style style:name="P20" style:family="paragraph" style:parent-style-name="Contents_20_1">
      <style:paragraph-properties>
        <style:tab-stops>
          <style:tab-stop style:position="6.6925in" style:type="right" style:leader-style="dotted" style:leader-text="."/>
        </style:tab-stops>
      </style:paragraph-properties>
    </style:style>
    <style:style style:name="P21" style:family="paragraph" style:parent-style-name="Contents_20_2">
      <style:paragraph-properties>
        <style:tab-stops>
          <style:tab-stop style:position="6.4957in" style:type="right" style:leader-style="dotted" style:leader-text="."/>
        </style:tab-stops>
      </style:paragraph-properties>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1">Version 1.4.1</text:p>
      <text:p text:style-name="Subtitle">24<text:span text:style-name="T10">th</text:span> November 2010</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0">Introduction to Byteman<text:tab/>5</text:p>
          <text:p text:style-name="P21">Running an Application with the Byteman Agent<text:tab/>5</text:p>
          <text:p text:style-name="P21">Event Condition Action Rules<text:tab/>6</text:p>
          <text:p text:style-name="P21">Rule Bindings and Parameterization<text:tab/>6</text:p>
          <text:p text:style-name="P21">Built-in Conditions and Actions<text:tab/>7</text:p>
          <text:p text:style-name="P21">Extending or Replacing the Byteman Language Built-ins<text:tab/>8</text:p>
          <text:p text:style-name="P21">Agent Transformation<text:tab/>8</text:p>
          <text:p text:style-name="P21">Agent Retransformation<text:tab/>9</text:p>
          <text:p text:style-name="P21">ECA Rule Engine<text:tab/>10</text:p>
          <text:p text:style-name="P20">The Byteman Rule Language<text:tab/>12</text:p>
          <text:p text:style-name="P21">Rule Events<text:tab/>12</text:p>
          <text:p text:style-name="P18">Class Rules vs Interface Rules<text:tab/>13</text:p>
          <text:p text:style-name="P18">Overriding <text:s/>Rules<text:tab/>13</text:p>
          <text:p text:style-name="P18">Location Specifiers<text:tab/>15</text:p>
          <text:p text:style-name="P21">Rule Bindings<text:tab/>18</text:p>
          <text:p text:style-name="P21">Rule Expressions<text:tab/>18</text:p>
          <text:p text:style-name="P21">Rule Conditions<text:tab/>20</text:p>
          <text:p text:style-name="P21">Rule Actions<text:tab/>21</text:p>
          <text:p text:style-name="P21">Built-In Calls<text:tab/>22</text:p>
          <text:p text:style-name="P21">User-Defined Rule Helpers<text:tab/>23</text:p>
          <text:p text:style-name="P21">The Rule Helper Lifecycle Methods<text:tab/>24</text:p>
          <text:p text:style-name="P20">Byteman Rule Language Standard Built-Ins<text:tab/>26</text:p>
          <text:p text:style-name="P21">Thread Coordination Operations<text:tab/>26</text:p>
          <text:p text:style-name="P18">Waiters<text:tab/>26</text:p>
          <text:p text:style-name="P18">Rendezvous<text:tab/>27</text:p>
          <text:p text:style-name="P18">Joiners<text:tab/>28</text:p>
          <text:p text:style-name="P18">Aborting Execution<text:tab/>28</text:p>
          <text:p text:style-name="P21">Rule State Management Operations<text:tab/>29</text:p>
          <text:p text:style-name="P18">CountDowns<text:tab/>29</text:p>
          <text:p text:style-name="P18">Flags<text:tab/>30</text:p>
          <text:p text:style-name="P18">Counters<text:tab/>30</text:p>
          <text:p text:style-name="P18">Timers<text:tab/>31</text:p>
          <text:p text:style-name="P18">Recursive Triggering<text:tab/>31</text:p>
          <text:p text:style-name="P21">Trace and Debug Operations<text:tab/>33</text:p>
          <text:p text:style-name="P18">Debugging<text:tab/>33</text:p>
          <text:p text:style-name="P18">Tracing<text:tab/>33</text:p>
          <text:p text:style-name="P21">Stack Management Operations<text:tab/>34</text:p>
          <text:p text:style-name="P18">Checking The Call Tree<text:tab/>34</text:p>
          <text:p text:style-name="P18">Tracing the Caller Stack<text:tab/>36</text:p>
          <text:p text:style-name="P18">Selective Stack Tracing Using a Regular Expression Filter<text:tab/>36</text:p>
          <text:p text:style-name="P18">Stack Range Tracing<text:tab/>38</text:p>
          <text:p text:style-name="P21">Default Helper Lifecycle Methods<text:tab/>40</text:p>
          <text:p text:style-name="P20">Using Byteman<text:tab/>42</text:p>
          <text:p text:style-name="P21">Downloading a binary release<text:tab/>42</text:p>
          <text:p text:style-name="P21">Obtaining the sources<text:tab/>42</text:p>
          <text:p text:style-name="P21">Building Byteman from the sources<text:tab/>42</text:p>
          <text:p text:style-name="P21">Running Applications with Byteman<text:tab/>42</text:p>
          <text:p text:style-name="P21"><text:soft-page-break/>Installing Byteman in a Running JVM using Script bminstall.sh<text:tab/>43</text:p>
          <text:p text:style-name="P21">Available -javaagent Options<text:tab/>44</text:p>
          <text:p text:style-name="P21">Running Byteman Using Script bmjava.sh<text:tab/>45</text:p>
          <text:p text:style-name="P21">Submitting Rules Dynamically Using Script bmsubmit.sh<text:tab/>45</text:p>
          <text:p text:style-name="P21">Checking Rules Offline Using Script bytemancheck.sh<text:tab/>47</text:p>
          <text:p text:style-name="P21">Environment Settings<text:tab/>47</text:p>
        </text:index-body>
      </text:table-of-content>
      <text:p text:style-name="Subtitle"/>
      <text:p text:style-name="P5">Legal Notices</text:p>
      <text:p text:style-name="P6">The information contained in this documentation is subject to change without notice.</text:p>
      <text:p text:style-name="P6">Red Hat Middleware makes no warranty of any kind with regard to this material, including, but not limited to, the implied warranties of merchantability and fitness for a particular purpose. Red Hat Middleware shall not be liable for errors contained herein or for incidental or consequential damages in connection with the furnishing, performance, or use of this material. </text:p>
      <text:p text:style-name="P7">Copyright</text:p>
      <text:p text:style-name="P6">JBoss, Home of Professional Open Source. Copyright 2008-2010, Red Hat Middleware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2050918510" text:style-name="Outline">
        <text:list-item>
          <text:h text:style-name="Heading_20_1" text:outline-level="1" text:restart-numbering="true" text:start-value="-1">Introduction to Byteman</text:h>
        </text:list-item>
      </text:list>
      <text:p text:style-name="Text_20_body">Byteman is a bytecode manipulation tool which makes it simple to change the operation of Java applications either at load time or while the application is running. It works without the need to rewrite or recompile the <text:s/>original program. In fact, Byteman can even be used to modify Java code which forms part of the Java virtual machine, classes such as String, Thread etc. Byteman employs a clear, simple and easy-to-use Event Condition Action (ECA) rule language, based on Java. ECA rules are used to specify where, when and how the original Java code should be transformed to modify its operation.</text:p>
      <text:p text:style-name="Text_20_body">Byteman was designed primarily to support automation of tests for multi-threaded and multi-JVM Java applications using a technique called fault injection. It includes features which have been designed to resolve problems which arise this type of <text:s/>testing. Byteman provides explicit support for test automation in four main areas:</text:p>
      <text:list xml:id="list1709996639" text:style-name="L1">
        <text:list-item>
          <text:p text:style-name="P22">tracing execution of specific code paths and displaying application or JVM state</text:p>
        </text:list-item>
        <text:list-item>
          <text:p text:style-name="P22">subverting normal execution by changing state, making unscheduled method calls or forcing an unexpected return or throw</text:p>
        </text:list-item>
        <text:list-item>
          <text:p text:style-name="P22">orchestrating the timing of activities performed by independent application threads</text:p>
        </text:list-item>
        <text:list-item>
          <text:p text:style-name="P22">monitoring and gathering statistics summarising application and JVM operation</text:p>
        </text:list-item>
      </text:list>
      <text:p text:style-name="P10">Byteman is actually of much more general use than as a tool for testing. The core engine which underlies Byteman is a general purpose code injection program capable of injecting rule code into almost any location reachable during execution of a Java method. Byteman rule <text:s/>conditions and actions can employ all the normal Java built-in operations in order to test and modify program state. They can also invoke methods of application or JVM instances which are in scope at the injection point.</text:p>
      <text:p text:style-name="P10">The Byteman rule language provides a standard set of built-in operations which support specific tasks from the categories outlined above. For example, a rule condition may enforce a wait on a thread rendezvous or an action may update a statistical counter. The available set of built-in calls is configured using a POJO plugin. This can easily be replaced with an alternative implementation either for a set of rules or on a piecemeal basis for individual rules. This makes it trivial to modify and/or extend the rule language to support ad-hoc program modifications which are specific to the application domain.</text:p>
      <text:list xml:id="list2105933217" text:continue-list="list2050918510" text:style-name="Outline">
        <text:list-item>
          <text:list>
            <text:list-header>
              <text:h text:style-name="P19" text:outline-level="2" text:is-list-header="true"><text:span text:style-name="T5">Running an Application with the </text:span>Byteman Agent</text:h>
            </text:list-header>
          </text:list>
        </text:list-item>
      </text:list>
      <text:p text:style-name="Text_20_body">In order to use Byteman to test a Java application the JVM must be configured to load and run the Byteman rule engine. This can be achieved using the -<text:span text:style-name="Code_20_Text">javaagent</text:span> command line argument. The traiiling text appended to this argument points the JVM at a jar containing the Byteman rule engine. It may also identify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text:p>
      <text:p text:style-name="Text_20_body">If your Java application is a long-running program then you may want to load the rule scripts and, possibly even, the rule engine after the program has started running. For example, you may decide to install Byteman into your application server when it <text:s/>appears to be suffering from performance problems and only then upload rules which trace execution of the code you suspect is misbehaving. Once the rule engine is unloaded it cannot be unloaded. However, rules can be added and removed ad lib. Note that when <text:soft-page-break/>rules are removed the methods they affect are guaranteed to return to their original behaviour. Full details of how to install the Byteman agent and how to upload rules either at boot time or at runtime are provided in subsection <text:reference-ref text:reference-format="text" text:ref-name="Running Applications With Byteman">Running Applications with Byteman</text:reference-ref>.</text:p>
      <text:list xml:id="list1811134361"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1067099705" text:style-name="L2">
        <text:list-item>
          <text:p text:style-name="P23"><text:span text:style-name="T1">where</text:span> during application execution a side-effect should occur</text:p>
        </text:list-item>
        <text:list-item>
          <text:p text:style-name="P23"><text:span text:style-name="T1">whether</text:span> the side-effect should happen or not</text:p>
        </text:list-item>
        <text:list-item>
          <text:p text:style-name="P23"><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say, the buffer were empty. The location specifier <text:span text:style-name="Code_20_Text">AT INVOKE</text:span> places the trigger point just before the call to this method. </text:p>
      <text:p text:style-name="Code">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1824320642" text:continue-list="list1811134361"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text:soft-page-break/>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490258120"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runtime exceptions (i.e. instances of <text:span text:style-name="Code_20_Text">RuntimeException</text:span> or its subclasses) to be thrown from any target location, effectively either aborting a thread or, at <text:soft-page-break/>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writing object fields or calling Java methods in rule events, conditions or actions. The obvious target for such field write or method call operations is objects supplied from the triggering method using bindings. However, it is also possible to update static data and invoke static methods of any class accessible from the classloader of the triggering method. So, it is quite feasible to use Byteman rules to apply arbitrary modifications to the original program. Byteman rules have special access privileges which means that it is possible to read and write protected or private fields and call protected or private data.</text:p>
      <text:list xml:id="list1968525781"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764036380"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1834912406" text:style-name="L3">
        <text:list-item>
          <text:p text:style-name="P24">the <text:span text:style-name="T1">trigger method</text:span>, i.e. the method which contains the trigger point</text:p>
        </text:list-item>
        <text:list-item>
          <text:p text:style-name="P24">the rule which has been matched</text:p>
        </text:list-item>
        <text:list-item>
          <text:p text:style-name="P24">the arguments to the trigger method</text:p>
        </text:list-item>
      </text:list>
      <text:p text:style-name="Text_20_body">If several rules match the same trigger point then there will be a sequence of trigger calls, <text:soft-page-break/>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2153275758" text:continue-list="list764036380" text:style-name="Outline">
        <text:list-item>
          <text:list>
            <text:list-header>
              <text:h text:style-name="P19" text:outline-level="2" text:is-list-header="true"><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text:soft-page-break/>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2025529373" text:continue-numbering="true" text:style-name="Outline">
        <text:list-item>
          <text:list>
            <text:list-header>
              <text:h text:style-name="P19"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ext:soft-page-break/>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533501950"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800761514" text:continue-numbering="true" text:style-name="Outline">
        <text:list-item>
          <text:list>
            <text:list-header>
              <text:h text:style-name="P19"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text:soft-page-break/>occurrences of this method, with different signatures then each method will have a trigger point inserted.</text:p>
      <text:p text:style-name="Text_20_body">More precise matches can be guaranteed by adding a signature comprising a parameter type list and, optionally, a return type.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in this example the package for class <text:span text:style-name="Code_20_Text">State</text:span> has been left unspecified. The type checker will infer the package of the parameter or return type from the matched method where it is omitte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1327817578" text:continue-numbering="true"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1663312526"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text:s/>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text:bookmark-start text:name="__DdeLink__3348_1142010326"/>RULE trace Object.finalize<text:line-break/>CLASS ^java.lang.Object<text:line-break/>METHOD finalize<text:line-break/>IF TRUE<text:line-break/>DO System.out.println(“Finalizing “ + $0)<text:line-break/><text:bookmark-end text:name="__DdeLink__3348_1142010326"/>ENDRUL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 This is easily avoided by adding a condition to the rule which checks the name of the caller method. So, for example, the rule above would be better rewritten as</text:p>
      <text:p text:style-name="P3">RULE trace Object.finalize at initial call<text:line-break/>CLASS ^java.lang.Object<text:line-break/>METHOD finalize<text:line-break/>IF NOT callerEquals(“finalize”)<text:line-break/>DO System.out.println(“Finalizing “ + $0)<text:line-break/>DONE</text:p>
      <text:p text:style-name="Text_20_body">This rule uses the built-in method <text:span text:style-name="Code_20_Text">callerEquals</text:span> which can be called with a variety of alternative signatures (described in full below). This version calls <text:span text:style-name="Code_20_Text">String.equals()</text:span> comparing the name of the method which called the trigger method to its <text:span text:style-name="Code_20_Text">String</text:span> argument and returns the result. The condition negates this using the <text:span text:style-name="Code_20_Text">NOT</text:span> operator (another way of writing the Java ! Operator). <text:s/>So, when an implementation of <text:span text:style-name="Code_20_Text">finalize</text:span> is <text:soft-page-break/>called via the finalizer thread's <text:span text:style-name="Code_20_Text">runFinalizer()</text:span> method this condition evaluates to <text:span text:style-name="Code_20_Text">true </text:span>and the rule fires. When it gets called via <text:span text:style-name="Code_20_Text">super.finalize()</text:span> the condition evaluates to <text:span text:style-name="Code_20_Text">false</text:span> and the rule does not fire.</text:p>
      <text:list xml:id="list91632225" text:continue-numbering="true" text:style-name="Outline">
        <text:list-item>
          <text:list>
            <text:list-item>
              <text:list>
                <text:list-header>
                  <text:h text:style-name="Heading_20_3" text:outline-level="3" text:is-list-header="true">Location Specifiers</text:h>
                </text:list-header>
              </text:list>
            </text:list-item>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may well get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 location specifier example<text:line-break/>RULE countdown at commit<text:line-break/>CLASS CoordinatorEngine<text:line-break/>METHOD commit<text:line-break/>AFTER WRITE $current<text:line-break/>. . .<text:line-break/>ENDRULE</text:p>
      <text:p text:style-name="Text_20_body">The name <text:span text:style-name="Code_20_Text">current</text:span> prefixed with a <text:span text:style-name="Code_20_Text">$</text:span> sign identifies a local variable,or possibly a method parameter. In this case, <text:span text:style-name="Code_20_Text">current</text:span> happens to be a local variable declared and initialised at the start of method <text:span text:style-name="Code_20_Text">CoordinatorEngine.commit</text:span> whose type is the enum <text:span text:style-name="Code_20_Text">State</text:span>.</text:p>
      <text:p text:style-name="Code">public State commit()<text:line-break/>{<text:line-break/> <text:s/>final State current ;<text:line-break/> <text:s/>synchronized(this)<text:line-break/> <text:s/>{<text:line-break/> <text:s text:c="3"/>current = this.state ;<text:line-break/> <text:s text:c="3"/>if (current == State.STATE_PREPARED_SUCCESS) {<text:line-break/> <text:s text:c="5"/>. . .</text:p>
      <text:p text:style-name="Code"/>
      <text:p text:style-name="Text_20_body">So, the trigger point will be inserted immediately after the first write operation in the bytecode (<text:span text:style-name="Code_20_Text">istore</text:span>) which updates the stack location used to store <text:span text:style-name="Code_20_Text">current</text:span>. This is effectively the same as saying that the trigger point will occur at the point in the source code where local variable current is initialised i.e. the first line inside the <text:span text:style-name="Code_20_Text">synchronized</text:span> block.</text:p>
      <text:p text:style-name="Text_20_body">By contrast, the following rule would locate the trigger point after the first read from field <text:span text:style-name="Code_20_Text">recovered</text:span>:</text:p>
      <text:p text:style-name="Code"># location specifier example 2<text:line-break/>RULE add countdown at recreate<text:line-break/>CLASS CoordinatorEngine<text:line-break/>METHOD &lt;init&gt;<text:line-break/>AT READ CoordinatorEngine.recovered<text:line-break/>. . .<text:line-break/>ENDRULE</text:p>
      <text:p text:style-name="Text_20_body"><text:soft-page-break/>Note that in the last example the field type is qualified to ensure that the write is to the field belonging to an instance of class <text:span text:style-name="Code_20_Text">CoordinatorEngine</text:span>. Without the type the rule would match any read from a field with name <text:span text:style-name="Code_20_Text">recovered</text:span>.</text:p>
      <text:p text:style-name="Text_20_body">The full set of location specifiers is as follows</text:p>
      <text:p text:style-name="P3"><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line-break/></text:span><text:bookmark-start text:name="__DdeLink__3370_1292317611"/><text:span text:style-name="T3">AT READ $</text:span><text:span text:style-name="T1">var-or-idx</text:span><text:span text:style-name="T3"> </text:span><text:span text:style-name="T1">[count</text:span><text:span text:style-name="T3"> | ALL </text:span><text:span text:style-name="T1">]</text:span><text:bookmark-end text:name="__DdeLink__3370_1292317611"/><text:line-break/>AFTER READ <text:span text:style-name="T1">[ type </text:span>.<text:span text:style-name="T1">]</text:span> <text:span text:style-name="T1">field</text:span> <text:span text:style-name="T1">[count | </text:span><text:span text:style-name="T3">ALL </text:span><text:span text:style-name="T1">]<text:line-break/></text:span><text:span text:style-name="T3">AFTER READ </text:span><text:bookmark-start text:name="__DdeLink__3373_1292317611"/><text:span text:style-name="T3">$</text:span><text:span text:style-name="T1">var-or-idx</text:span><text:span text:style-name="T3"> </text:span><text:span text:style-name="T1">[count</text:span><text:span text:style-name="T3"> | ALL </text:span><text:span text:style-name="T1">]</text:span><text:bookmark-end text:name="__DdeLink__3373_1292317611"/><text:span text:style-name="T1"><text:line-break/></text:span><text:span text:style-name="T3">AT WRITE</text:span><text:span text:style-name="T1"> [ type .] field [count | </text:span><text:span text:style-name="T3">ALL </text:span><text:span text:style-name="T1">]<text:line-break/></text:span><text:span text:style-name="T3">AT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FTER WRITE</text:span><text:span text:style-name="T1"> [ type .] field [count | </text:span><text:span text:style-name="T3">ALL </text:span><text:span text:style-name="T1">]<text:line-break/></text:span><text:span text:style-name="T3">AFTER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followed by a field name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9">An <text:span text:style-name="Code_20_Text">AT READ</text:span> specifier followed by a <text:span text:style-name="Code_20_Text">$</text:span>-prefixed local variable name, method parameter name or method parameter index locates the trigger point before the first instruction which <text:soft-page-break/>reads the corresponding local or method parameter variable i.e. it corresponds to an <text:span text:style-name="Code_20_Text">iload</text:span>, <text:span text:style-name="Code_20_Text">dload</text:span>, <text:span text:style-name="Code_20_Text">aload</text:span> etc instruction in the bytecode. If a count <text:span text:style-name="T1">N</text:span> is supplied then the <text:span text:style-name="T1">N</text:span>th matching <text:span text:style-name="Code_20_Text">read </text:span>will be used as the trigger point. Note that the count identifies to the <text:span text:style-name="T1">N</text:span>th textual occurrence of a read of the variable, not the <text:span text:style-name="T1">N</text:span>th access in a particular execution path at runtime. If the keyword <text:span text:style-name="Code_20_Text">ALL</text:span> is specified in place of a count then the rule will be triggered before every read of the variable.</text:p>
      <text:p text:style-name="P9">Note that it is only possible to use local or parameter variable names such as <text:span text:style-name="Code_20_Text">$i</text:span>, <text:span text:style-name="Code_20_Text">$this</text:span> or <text:span text:style-name="Code_20_Text">$arg1</text:span> if the trigger method bytecode includes a local variable table, e.g. if it has been compiled with the -g flag. By contrast, it is always possible to refer to parameter variable read operations using the index notation <text:span text:style-name="Code_20_Text">$0</text:span>, <text:span text:style-name="Code_20_Text">$1</text:span> etc (however, note that location <text:span text:style-name="Code_20_Text">AT READ $0</text:span> will only match where the trigger method is an instance method).</text:p>
      <text:p text:style-name="P9">An <text:span text:style-name="Code_20_Text">AFTER READ</text:span> specification is identical to an AT READ specification except that it locates the trigger point after the <text:span text:style-name="Code_20_Text">getField</text:span> or variable read operation.</text:p>
      <text:p text:style-name="Text_20_body"><text:span text:style-name="Code_20_Text"><text:span text:style-name="T3">AT WRITE</text:span></text:span><text:span text:style-name="T3"> and </text:span><text:span text:style-name="Code_20_Text"><text:span text:style-name="T3">AFTER WRITE</text:span></text:span><text:span text:style-name="T3"> specifiers are the same as the corresponding </text:span><text:span text:style-name="Code_20_Text"><text:span text:style-name="T3">READ</text:span></text:span><text:span text:style-name="T3"> specifiers except that they correspond to assignments to the named field or named variable in the source code <text:s/>i.e. they identify </text:span><text:span text:style-name="Code_20_Text"><text:span text:style-name="T3">putField</text:span></text:span> or <text:span text:style-name="Code_20_Text">istore</text:span>, <text:span text:style-name="Code_20_Text">dstore</text:span>, etc instructions.</text:p>
      <text:p text:style-name="Text_20_body">Note that location <text:span text:style-name="Code_20_Text">AT WRITE $</text:span>0 or, equivalently, <text:span text:style-name="Code_20_Text">AT WRITE $this</text:span> will never match any candidate trigger method because the target object for an instance method invocation is never assigned.</text:p>
      <text:p text:style-name="Text_20_body">Note also that for a given local variable, <text:span text:style-name="Code_20_Text">localvar</text:span>, location AT<text:span text:style-name="Code_20_Text"> WRITE $localvar</text:span> or, equivalently, <text:s/>AT<text:span text:style-name="Code_20_Text"> WRITE $localvar 1</text:span> identifies the location immediately <text:span text:style-name="T1">after</text:span> the local variable is initialised i.e. it is treated as if it were specified as <text:span text:style-name="Code_20_Text">AFTER WRITE $localvar</text:span>. This is necessary because the variable is not in scope until after it is initialised. This also ensures that the local variable which has been written can be safely accessed in the rule body.</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text:soft-page-break/>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2079730827"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2052284083"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1771422342" text:style-name="L4">
        <text:list-item>
          <text:p text:style-name="P25">references to previously bound variables</text:p>
        </text:list-item>
        <text:list-item>
          <text:p text:style-name="P25">references to the trigger method recipient or parameters</text:p>
        </text:list-item>
        <text:list-item>
          <text:p text:style-name="P25">references to the local variables in scope at the trigger point</text:p>
        </text:list-item>
        <text:list-item>
          <text:p text:style-name="P25">references to trigger method special variables <text:span text:style-name="Code_20_Text">$!</text:span>, <text:span text:style-name="Code_20_Text">$^</text:span>, <text:span text:style-name="Code_20_Text">$#, </text:span>$* and $@</text:p>
        </text:list-item>
        <text:list-item>
          <text:p text:style-name="P25">static field references</text:p>
        </text:list-item>
        <text:list-item>
          <text:p text:style-name="P25"><text:soft-page-break/>primitive literals</text:p>
        </text:list-item>
        <text:list-item>
          <text:p text:style-name="P25">field accesses</text:p>
        </text:list-item>
        <text:list-item>
          <text:p text:style-name="P25">static or instance method invocations</text:p>
        </text:list-item>
        <text:list-item>
          <text:p text:style-name="P25">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884302736" text:style-name="L5">
        <text:list-item>
          <text:p text:style-name="P26">throw and return operations are only allowed as the last action in a sequence of rule actions (see below).</text:p>
        </text:list-item>
      </text:list>
      <text:list xml:id="list1305160308" text:style-name="L6">
        <text:list-item>
          <text:p text:style-name="P27">Expressions should obey the normal rules regarding associativity and precedence.</text:p>
        </text:list-item>
        <text:list-item>
          <text:p text:style-name="P27">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7">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27">Special variables provide access to other trigger method data. There are currently 5 such special variables:</text:p>
          <text:list>
            <text:list-item>
              <text:p text:style-name="P27"><text:span text:style-name="Code_20_Text">$!</text:span> is valid in at <text:span text:style-name="Code_20_Text">AT EXIT</text:span> rule and is bound to the return value on the stack at the point where the rule is triggered. Its type is the same as the trigger method return type. The rule will fail to inject if the trigger method return type is void.</text:p>
            </text:list-item>
            <text:list-item>
              <text:p text:style-name="P27">$! is also valid in an AFTER INVOKE rule and is bound to the return value on the stack at the point where the rule is triggered. Its type is the same as the invoked method return type. The rule will fail to inject if the invoked method return type is void.</text:p>
            </text:list-item>
            <text:list-item>
              <text:p text:style-name="P27"><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27"><text:span text:style-name="Code_20_Text">$#</text:span> has type <text:span text:style-name="Code_20_Text">int</text:span> and identifies the number of parameters supplied to the trigger method.</text:p>
            </text:list-item>
            <text:list-item>
              <text:p text:style-name="P27"><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27">$@ is only valid in an <text:span text:style-name="Code_20_Text">AT INVOKE</text:span> rule and is bound to an <text:span text:style-name="Code_20_Text">Object[] </text:span>array containing the <text:span text:style-name="Code_20_Text">AT INVOKE</text:span> target method recipient in slot 0 and the call <text:soft-page-break/>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valid in AFTER INVOKE rules. The array contains the call arguments located on the stack just before the trigger method calls the AT INVOKE target method. These values are no longer available after the call has completed.</text:p>
            </text:list-item>
          </text:list>
        </text:list-item>
        <text:list-item>
          <text:p text:style-name="P27">Assignments may update the bindings for rule variables introduced in the <text:span text:style-name="Code_20_Text">BINDS</text:span> clause, parameter or local variables, instance fields, static fields or the return value special variables <text:span text:style-name="Code_20_Text">$!</text:span>. Assignments are not currently allowed to update any of the the other special variables.</text:p>
        </text:list-item>
        <text:list-item>
          <text:p text:style-name="P27">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27">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
      <text:list xml:id="list1798192858" text:continue-list="list2052284083"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text:soft-page-break/>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1800864813"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action or a sequence of rule expressions separated by semi-col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2"/>return false<text:line-break/>ENDRULE</text:span></text:p>
      <text:p text:style-name="Text_20_body">A throw action is the <text:span text:style-name="Code_20_Text">throw</text:span> keyword followed by an exception constructor <text:bookmark-start text:name="DDE_LINK"/>expression<text:bookmark-end text:name="DDE_LINK"/>. An exception constructor expression is the keyword <text:span text:style-name="Code_20_Text">new</text:span> followed by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 n.b. for hysterical reasons the <text:span text:style-name="Code_20_Text">new</text:span> keyword may be omitted from the exception constructor expression which follows the throw keyword.</text:p>
      <text:p text:style-name="Text_20_body">A throw action causes an exception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ext:soft-page-break/>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1616316188"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2072549124" text:continue-numbering="true" text:style-name="Outline">
        <text:list-item>
          <text:list>
            <text:list-header>
              <text:h text:style-name="Heading_20_2" text:outline-level="2" text:is-list-header="true"><text:soft-page-break/>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p text:style-name="Text_20_body">The examples above use a HELPER line in the rule body to reset the helper for a specific rule. It is also possible to reset the helper for all subsequent rules in a file by adding a HELPER line outside of the scope of a rule. So, in the following example the first two rules use class HelperSub while the third one uses class YellowSub.</text:p>
      <text:p text:style-name="Code"><text:soft-page-break/>HELPER HelperSub<text:line-break/># helper example 3<text:line-break/>RULE helping hand<text:line-break/>. . .<text:line-break/>RULE I can't help myself<text:line-break/>. . .<text:line-break/>RULE help, I need somebody<text:line-break/>CLASS . . .<text:line-break/>METHOD . . .<text:line-break/>HELPER YellowSub</text:p>
      <text:list xml:id="list823621945" text:continue-numbering="true" text:style-name="Outline">
        <text:list-item>
          <text:list>
            <text:list-header>
              <text:h text:style-name="Heading_20_2" text:outline-level="2" text:is-list-header="true">The Rule Helper Lifecycle Methods</text:h>
            </text:list-header>
          </text:list>
        </text:list-item>
      </text:list>
      <text:p text:style-name="Text_20_body">It is occasionally useful to be able to perform some sort of setup activity when rules are loaded or a teardown activity when rules are unloaded. For example, if tracing rules are loaded to collect statistics on program execution it would be convenient to add a background thread which wakes up at regular intervals in order to print and then zero the value of the various counters incremented by the rules. Similarly, it would be helpful to be able to detect that all the tracing rules had been unloaded so that the thread can be shutdown, avoiding wasted CPU time. The rule engine supports a lifecycle model for loading and unloading which makes this sort of <text:s/>setup and teardown simple to achieve.</text:p>
      <text:p text:style-name="Text_20_body">There are four lifecyle events in the model: activate, install, uninstall and deactivate. Although these lifecycle events are associated with loading and unloading of rules, the focus of the event is the helper class associated with the rule being loaded/unloaded. It is the helper class which provides a callback method to handle the lifecycle event. The four lifecycle events are generated according to the following model.</text:p>
      <text:p text:style-name="Text_20_body">Assume that we have a helper class <text:span text:style-name="T1">H</text:span> and a set of <text:span text:style-name="T1">installed</text:span> rules <text:span text:style-name="T1">R(H)</text:span> employing <text:span text:style-name="T1">H</text:span> as their helper. Obviously <text:span text:style-name="T1">R(H)</text:span> is empty at bootstrap. When a rule <text:span text:style-name="T1">r(H)</text:span> with helper H has been loaded (either during agent bootstrap or via the dynamic listener), injected and typechecked it is <text:span text:style-name="T1">installed</text:span> into the set <text:span text:style-name="T1">R(H)</text:span>. When an installed rule is unloaded via the dynamic listener it is <text:span text:style-name="T1">uninstalled</text:span> from the <text:span text:style-name="T1">set R(H)</text:span>.</text:p>
      <text:list xml:id="list789745906" text:style-name="L7">
        <text:list-item>
          <text:p text:style-name="P28">an activate event occurs when an install cause <text:span text:style-name="T1">R(H)</text:span> to transition from empty to non-empty</text:p>
        </text:list-item>
        <text:list-item>
          <text:p text:style-name="P28">an install event occurs when <text:span text:style-name="T1">r(H)</text:span> is installed in <text:span text:style-name="T1">R(H)</text:span></text:p>
        </text:list-item>
        <text:list-item>
          <text:p text:style-name="P28">an uninstall event occurs when <text:span text:style-name="T1">r(H)</text:span> is uninstalled from <text:span text:style-name="T1">R(H)</text:span></text:p>
        </text:list-item>
        <text:list-item>
          <text:p text:style-name="P28">a deactivate event occurs an uninstall causes <text:span text:style-name="T1">R(H)</text:span> to transition from non-empty to empty</text:p>
        </text:list-item>
      </text:list>
      <text:p text:style-name="Text_20_body">Note that an install always generates an activate event before the associated install event. An uninstall always generates an uninstall event before any associated deactivate event.</text:p>
      <text:p text:style-name="Text_20_body">The helper class <text:span text:style-name="T1">H</text:span> is notified of these events if it implements any of the corresponding static methods:</text:p>
      <text:p text:style-name="Code">public static void activated()<text:line-break/>public static void installed(Rule rule)<text:line-break/>public static void installed(String ruleName)<text:line-break/>public static void uninstalled(Rule rule)<text:line-break/>public static void uninstalled(String ruleName)<text:line-break/>public static void deactivated()</text:p>
      <text:p text:style-name="Text_20_body"><text:span text:style-name="Code_20_Text">activated()</text:span> is called when an activate event occurs. It can perform a one-off set up <text:soft-page-break/>operation on behalf of all rules employing the helper.</text:p>
      <text:p text:style-name="Text_20_body"><text:span text:style-name="Code_20_Text">deactivated()</text:span> is called when a deactivate event occurs. It can perform a one-off tear <text:s/>down operation on behalf of all rules employing the helper.</text:p>
      <text:p text:style-name="Text_20_body"><text:span text:style-name="Code_20_Text">installed(Rule)</text:span> is called when an install event occurs. It can perform a set up operation specific to the supplied rule.</text:p>
      <text:p text:style-name="Text_20_body"><text:span text:style-name="Code_20_Text">deinstalled(Rule)</text:span> is called when an install event occurs. It can perform a tear down operation specific to the supplied rule.</text:p>
      <text:p text:style-name="Text_20_body"><text:span text:style-name="Code_20_Text">installed(String)</text:span> and <text:span text:style-name="Code_20_Text">uninstalled(String)</text:span> can also be implemented as alternatives to <text:span text:style-name="Code_20_Text">installed(String)</text:span> and <text:span text:style-name="Code_20_Text">uninstalled(String)</text:span> if the helper can make do with the rule name rather than using the Byteman <text:span text:style-name="Code_20_Text">Rule</text:span> instance. Note that if both flavours are implemented only the method which takes a <text:span text:style-name="Code_20_Text">Rule</text:span> will be called.</text:p>
      <text:p text:style-name="Text_20_body">It is important to understand that loading and unloading of a rule does not always initiate lifecycle processing. If a rule does not parse or typecheck correctly it will not be installed <text:s/>so it will not generate activate or install events. If later this rule is unloaded it will not generate uninstall or deactivate events since it was never installed. It is also possible for a valid rule to be loaded and unloaded without initiating lifecycle processing. For example, the rule may never get injected because no matching trigger class has been loaded into the JVM.</text:p>
      <text:list xml:id="list944294281" text:continue-list="list823621945"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792631560"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763980542" text:continue-numbering="true" text:style-name="Outline">
        <text:list-item>
          <text:list>
            <text:list-item>
              <text:list>
                <text:list-header>
                  <text:h text:style-name="P16"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535273052" text:continue-numbering="true" text:style-name="Outline">
        <text:list-item>
          <text:list>
            <text:list-item>
              <text:list>
                <text:list-header>
                  <text:h text:style-name="P16"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737104362"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1971941075"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1386333656" text:continue-numbering="true" text:style-name="Outline">
        <text:list-item>
          <text:list>
            <text:list-item>
              <text:list>
                <text:list-header>
                  <text:h text:style-name="P16"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927022991" text:continue-numbering="true" text:style-name="Outline">
        <text:list-item>
          <text:list>
            <text:list-item>
              <text:list>
                <text:list-header>
                  <text:h text:style-name="P16"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incrementCounter(Object o, int amount)<text:line-break/>public int incrementCounter(Object o)<text:line-break/>public int decrementCounter(Object o)<text:line-break/>public int readCounter(Object o)<text:line-break/>public int readCounter(Object o, boolean zer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text:span text:style-name="Code_20_Text">o</text:span>.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ext:soft-page-break/>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o</text:span>. If no such Counter exists it will create one with value <text:span text:style-name="Code_20_Text">0</text:span> before incrementing it. <text:span text:style-name="Code_20_Text">incrementCounter</text:span> returns the new value of the Counter. If <text:span text:style-name="Code_20_Text">amount</text:span> is omitted it defaults to <text:span text:style-name="Code_20_Text">1</text:span>.</text:p>
      <text:p text:style-name="Text_20_body"><text:span text:style-name="Code_20_Text">decrementCounter</text:span> is equivalent to calling <text:span text:style-name="Code_20_Text">incrementCounter(o, -1)</text:span> i.e. it adds <text:span text:style-name="Code_20_Text">-1</text:span> to the value of the counter.</text:p>
      <text:p text:style-name="Text_20_body"><text:span text:style-name="Code_20_Text">readCounter</text:span> can be called to read the value of the Counter associated with <text:span text:style-name="Code_20_Text">o</text:span>. If no such Counter exists it will create one with value <text:span text:style-name="Code_20_Text">0</text:span>. If the optional flag argument <text:span text:style-name="Code_20_Text">zero</text:span> is passed as <text:span text:style-name="Code_20_Text">true</text:span> the counter is atomically read and zeroed. <text:span text:style-name="Code_20_Text">zero</text:span> defaults to <text:span text:style-name="Code_20_Text">false</text:span>.</text:p>
      <text:list xml:id="list850952095"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1987271891" text:continue-numbering="true" text:style-name="Outline">
        <text:list-item>
          <text:list>
            <text:list-item>
              <text:list>
                <text:list-header>
                  <text:h text:style-name="P16"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text:soft-page-break/>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101"/><text:bookmark-start text:name="DDE_LINK92"/>public void setTriggering(boolean enabled)<text:bookmark-end text:name="DDE_LINK101"/><text:bookmark-end text:name="DDE_LINK92"/></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98800431" text:continue-numbering="true" text:style-name="Outline">
        <text:list-item>
          <text:list>
            <text:list-header>
              <text:h text:style-name="Heading_20_2" text:outline-level="2" text:is-list-header="true"><text:soft-page-break/>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772826538"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ext:soft-page-break/>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1614347479"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rule will only fire when method <text:span text:style-name="Code_20_Text">MyClass.getData()</text:span> <text:s/>is called <text:s/>from method <text:span text:style-name="Code_20_Text">myOtherClass.handleIncoming()</text:span> :</text:p>
      <text:p text:style-name="Code">RULE trace getData call under handleIncoming<text:line-break/>CLASS MyClass<text:line-break/>METHOD myGetData<text:line-break/>IF callerEquals("myOtherClass.handleIncoming")<text:line-break/>DO traceStack("found the caller!\n", 10)<text:line-break/>ENDRULE</text:p>
      <text:p text:style-name="Text_20_body">The API defined by the helper class is</text:p>
      <text:p text:style-name="Code">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text:soft-page-break/>String.matches() otherwise it compared using String.equals(). The <text:span text:style-name="Code_20_Text">callerEquals</text:span> methods pass this argument to callerCheck as <text:span text:style-name="Code_20_Text">false</text:span> and the callerMatches methods pass this argument as <text:span text:style-name="Code_20_Text">true</text:span>.</text:p>
      <text:list xml:id="list1886545947" text:continue-numbering="true" text:style-name="Outline">
        <text:list-item>
          <text:list>
            <text:list-item>
              <text:list>
                <text:list-header>
                  <text:h text:style-name="P15" text:outline-level="3" text:is-list-header="true"><text:span text:style-name="T5">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1226509533" text:continue-numbering="true" text:style-name="Outline">
        <text:list-item>
          <text:list>
            <text:list-item>
              <text:list>
                <text:list-header>
                  <text:h text:style-name="P16" text:outline-level="3" text:is-list-header="true">Selective Stack Tracing Using a Regular Expression Filter</text:h>
                </text:list-header>
              </text:list>
            </text:list-item>
          </text:list>
        </text:list-item>
      </text:list>
      <text:p text:style-name="P13">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12"><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12"><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3"><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1398814486" text:continue-numbering="true" text:style-name="Outline">
        <text:list-item>
          <text:list>
            <text:list-item>
              <text:list>
                <text:list-header>
                  <text:h text:style-name="P16" text:outline-level="3" text:is-list-header="true">Stack Range Tracing</text:h>
                </text:list-header>
              </text:list>
            </text:list-item>
          </text:list>
        </text:list-item>
      </text:list>
      <text:p text:style-name="P14">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p>
      <text:p text:style-name="Code"><text:soft-page-break/>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text:soft-page-break/>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466523553" text:continue-numbering="true" text:style-name="Outline">
        <text:list-item>
          <text:list>
            <text:list-header>
              <text:h text:style-name="Heading_20_2" text:outline-level="2" text:is-list-header="true">Default Helper Lifecycle Methods</text:h>
            </text:list-header>
          </text:list>
        </text:list-item>
      </text:list>
      <text:p text:style-name="Text_20_body">The default helper provides an implementation of the four helper lifecycle methods which generate simple debug messages to <text:span text:style-name="Code_20_Text">System.out</text:span>. So, with debug enabled you will see <text:soft-page-break/>messages like the following as rules are loaded and then unloaded:</text:p>
      <text:p text:style-name="Code">Default helper activated<text:line-break/>Installed rule using default helper : my test rule<text:line-break/>. . .<text:line-break/>Installed rule using default helper : my second test rule<text:line-break/>. . .<text:line-break/>Uninstalled rule using default helper : my test rule<text:line-break/>Uninstalled rule using default helper : my second test rule<text:line-break/>Default helper deactivated</text:p>
      <text:list xml:id="list1195726517"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 Note that from Byteman 1.1 onwards the agent can only be run in JDK 6 or 7. Previous releases can also be run in JDK 5. The rest of this document assumes that environment variable <text:span text:style-name="Code_20_Text">BYTEMAN_HOME</text:span> identifies the directory into which the binary release is unzipped.</text:p>
      <text:list xml:id="list1240285085" text:continue-numbering="true" text:style-name="Outline">
        <text:list-item>
          <text:list>
            <text:list-header>
              <text:h text:style-name="P19"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byteman/</text:a></text:p>
      <text:p text:style-name="P1">The source tree includes an ext directory containing the external javacup, JFlex and ObjectWeb asm jars needed by the agent and rule code.</text:p>
      <text:list xml:id="list963450377"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text:span text:style-name="Code_20_Text">ant</text:span> (or equivalently ant install) in the top level directory of the source tree. This installs the build products into directory <text:span text:style-name="Code_20_Text">install</text:span>. The byteman jar is located in <text:span text:style-name="Code_20_Text">install/lib/byteman.jar</text:span>.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Other useful targets include '<text:span text:style-name="Code_20_Text">parser</text:span>' which rebuilds the javacup/JFlex parser from the grammar rules in <text:span text:style-name="Code_20_Text">dd/grammar</text:span>. The source tree also contains a bin directory which contains an offline script parser and type checker, a program to install, uninstall and check the status of rules while the Java application is running and a program to run (see below for details)</text:p>
      <text:p text:style-name="P1">The install tree contains several useful bash shell scripts in directory install/bin. These are documented in the follwoing subsections. There are also some sample scripts and an associated helper jar located below directory <text:span text:style-name="Code_20_Text">install/sample</text:span>.</text:p>
      <text:list xml:id="list812429257"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Using Byteman is refreshingly simple. Installing Byteman at JVM startup requires only one extra argument when you run your Java application using the <text:span text:style-name="Code_20_Text">java</text:span> command. This argument points the JVM at the agent code in the byteman jar and at the script files <text:soft-page-break/>containing your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txt,<text:line-break/>script:$SCRIPT_HOME/JBossTSTrace.txt"</text:span></text:p>
      <text:p text:style-name="P1">will cause the JVM to pick up the byteman jar file from the install root, <text:span text:style-name="Code_20_Text">BYTEMAN_HOME</text:span> and inject all rules foundin the two scripts <text:span text:style-name="Code_20_Text">HeuristicSaveAndRecover</text:span> and JBossTSTrace.txt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sh</text:span> command script (see below) can be used to simplify the task of concatenating these options into a valid <text:span text:style-name="Code_20_Text">-javaagent</text:span> argument.</text:p>
      <text:list xml:id="list384043889" text:continue-numbering="true" text:style-name="Outline">
        <text:list-item>
          <text:list>
            <text:list-header>
              <text:h text:style-name="Heading_20_2" text:outline-level="2" text:is-list-header="true">Installing Byteman in a Running JVM using Script bminstall.sh</text:h>
            </text:list-header>
          </text:list>
        </text:list-item>
      </text:list>
      <text:p text:style-name="Text_20_body">If your Java application is already running you may still <text:s/>be able toinstall the Byteman agent into the JVM. The installed <text:span text:style-name="Code_20_Text">bin</text:span> directory contains a script <text:span text:style-name="Code_20_Text">bminstall.sh</text:span> which can be used to contact your application's JVM and install the agent. Once installed you can then use script <text:span text:style-name="Code_20_Text">bmsubmit.sh</text:span> described below to upload or unload rules via the Byteman agent listener. The command line syntax for the <text:span text:style-name="Code_20_Text">bminstall</text:span> script is</text:p>
      <text:p text:style-name="Text_20_body"><text:span text:style-name="Code_20_Text">bminstall.sh [-p </text:span><text:span text:style-name="Code_20_Text"><text:span text:style-name="T1">port</text:span></text:span><text:span text:style-name="Code_20_Text">] [-h </text:span><text:span text:style-name="Code_20_Text"><text:span text:style-name="T1">host</text:span></text:span><text:span text:style-name="Code_20_Text">] [-b]</text:span><text:span text:style-name="Code_20_Text"><text:span text:style-name="T1"> \<text:line-break/> <text:s text:c="3"/></text:span></text:span><text:span text:style-name="Code_20_Text"><text:span text:style-name="T3">[-D</text:span></text:span><text:span text:style-name="Code_20_Text"><text:span text:style-name="T1">property</text:span></text:span><text:span text:style-name="Code_20_Text"><text:span text:style-name="T3">[=value]]</text:span></text:span><text:span text:style-name="Code_20_Text"><text:span text:style-name="T1">* pid</text:span></text:span></text:p>
      <text:p text:style-name="Text_20_body">where terms between <text:span text:style-name="Code_20_Text">[ ]</text:span> are optional * means zero or more repetitions and</text:p>
      <text:p text:style-name="Text_20_body"><text:span text:style-name="Code_20_Text"><text:span text:style-name="T1">pid</text:span></text:span> is the process id of the JVM running your applicatio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b</text:span> means add the byteman jar to the bootstrap class path</text:p>
      <text:p text:style-name="Text_20_body"><text:bookmark-start text:name="DDE_LINK191"/><text:span text:style-name="Code_20_Text">-D</text:span><text:span text:style-name="Code_20_Text"><text:span text:style-name="T1">property</text:span></text:span><text:span text:style-name="Code_20_Text">=</text:span><text:span text:style-name="Code_20_Text"><text:span text:style-name="T1">value</text:span></text:span> means <text:bookmark-end text:name="DDE_LINK191"/>call <text:span text:style-name="Code_20_Text">System.setProperty(</text:span><text:span text:style-name="Code_20_Text"><text:span text:style-name="T1">property</text:span></text:span><text:span text:style-name="Code_20_Text">, </text:span><text:span text:style-name="Code_20_Text"><text:span text:style-name="T1">value</text:span></text:span><text:span text:style-name="Code_20_Text">)</text:span> before starting the agent. More than one such property setting may be provided. If <text:span text:style-name="T1">value</text:span> is omitted then it defaults to <text:span text:style-name="Code_20_Text">“”</text:span>. Note that property must start with prefix <text:span text:style-name="Code_20_Text">“org.jboss.byteman.”</text:span>.</text:p>
      <text:p text:style-name="Text_20_body">Note that loading the agent at runtime may not work on certain JVMs. It will definitely not work unless your Java release includes a jar named <text:span text:style-name="Code_20_Text">lib/tools.jar</text:span> and this jar contains a class called <text:span text:style-name="Code_20_Text">com.sun.tools.attach.VirtualMachine</text:span>. However, even <text:soft-page-break/>with this jar in place the upload may fail.</text:p>
      <text:list xml:id="list442704130" text:continue-numbering="true" text:style-name="Outline">
        <text:list-item>
          <text:list>
            <text:list-header>
              <text:h text:style-name="P19" text:outline-level="2" text:is-list-header="true"><text:bookmark-start text:name="__DdeLink__3177_471445188"/><text:span text:style-name="T5">Available</text:span> -javaagent Options<text:bookmark-end text:name="__DdeLink__3177_471445188"/></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bm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text:span text:style-name="Code_20_Text"><text:span text:style-name="T9">prop:</text:span></text:span><text:span text:style-name="Code_20_Text"><text:span text:style-name="T2">name</text:span></text:span><text:span text:style-name="Code_20_Text"><text:span text:style-name="T9">=</text:span></text:span><text:span text:style-name="Code_20_Text"><text:span text:style-name="T2">value</text:span></text:span> where <text:span text:style-name="Code_20_Text">name</text:span> identifies a System property to be set to <text:span text:style-name="Code_20_Text">value</text:span> or to the empty String if no value is provided. Note that property names must begin with the prefix <text:span text:style-name="Code_20_Text">“org.jboss.byteman.”</text:span>.</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sh</text:span> automatically take scare f this requirement.</text:p>
      <text:list xml:id="list867486356" text:continue-numbering="true" text:style-name="Outline">
        <text:list-item>
          <text:list>
            <text:list-header>
              <text:h text:style-name="P19" text:outline-level="2" text:is-list-header="true"><text:soft-page-break/><text:span text:style-name="T5">Running</text:span> Byteman Using S<text:span text:style-name="T5">cript</text:span> bmjava.sh</text:h>
            </text:list-header>
          </text:list>
        </text:list-item>
      </text:list>
      <text:p text:style-name="Text_20_body">The installed <text:span text:style-name="Code_20_Text">bin</text:span> directory contains a script <text:span text:style-name="Code_20_Text">bmjava.sh</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sh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p text:style-name="Text_20_body">Note that <text:span text:style-name="Code_20_Text">bmjava.sh</text:span> expects to find the byteman agent jar to <text:s/>in directory <text:s/>$<text:span text:style-name="Code_20_Text">BYTEMAN_HOME/lib/byteman.jar</text:span>. If <text:span text:style-name="Code_20_Text">BYTEMAN_HOME</text:span> is not set it looks for a <text:span text:style-name="Code_20_Text">lib</text:span> directory in the parent of the directory from which it is run.</text:p>
      <text:list xml:id="list279715943" text:continue-numbering="true" text:style-name="Outline">
        <text:list-item>
          <text:list>
            <text:list-header>
              <text:h text:style-name="P19" text:outline-level="2" text:is-list-header="true"><text:span text:style-name="Code_20_Text"><text:span text:style-name="T5">Submitting</text:span></text:span><text:span text:style-name="Code_20_Text"><text:span text:style-name="T4"> Rules Dynamically Using Script bmsubmit.sh</text:span></text:span></text:h>
            </text:list-header>
          </text:list>
        </text:list-item>
      </text:list>
      <text:p text:style-name="Text_20_body">The byteman jar includes a <text:s/>class <text:span text:style-name="Code_20_Text">org.jboss.byteman.agent.submit.Submit</text:span>. This class provides a main routine which communicates with the listener class started up when option <text:span text:style-name="Code_20_Text">listener:true</text:span> is passed to the agent. It can be invoked via <text:span text:style-name="Code_20_Text"><text:span text:style-name="T4">bash shell script </text:span></text:span><text:span text:style-name="Code_20_Text">bmsubmit.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text:span></text:span></text:p>
      <text:p text:style-name="Text_20_body">The command line syntax for the <text:span text:style-name="Code_20_Text">bmsubmit</text:span>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bm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text:soft-page-break/>compiles.</text:p>
      <text:p text:style-name="Text_20_body">When run with a list of script files <text:span text:style-name="Code_20_Text">bmsubmit</text:span> uploads the scripts to the agent:</text:p>
      <text:list xml:id="list979372210" text:style-name="L8">
        <text:list-item>
          <text:p text:style-name="P29">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9">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9">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bmsubmit</text:span>. When run with no arguments <text:span text:style-name="Code_20_Text">bmsubmit</text:span> uninstalls <text:span text:style-name="T1">all</text:span> currently loaded rules. When run with a list of script files <text:span text:style-name="Code_20_Text">bmsubmit</text:span> uninstalls each installed rule whose name matches a rule definition contained in one of the supplied script files. <text:span text:style-name="Code_20_Text">bm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Flag -y can be used to list or dynamically update the system properties which configure the operation of the Byteman agent. If no following arguments are supplied <text:span text:style-name="Code_20_Text">bmsubmit</text:span> will print the value of all system properties in the agent JVM with prefix <text:span text:style-name="Code_20_Text">“org.joss.byteman.”</text:span>. When arguments are supplied <text:span text:style-name="Code_20_Text">bmsubmit</text:span> will set or clear the relevant system properties and notify the agent to update its configuration. If a bare property name is supplied then <text:span text:style-name="Code_20_Text">bm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text:soft-page-break/>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310929439" text:continue-list="list279715943" text:style-name="Outline">
        <text:list-item>
          <text:list>
            <text:list-header>
              <text:h text:style-name="Heading_20_2" text:outline-level="2" text:is-list-header="true"><text:span text:style-name="Code_20_Text"><text:span text:style-name="T4">Checking Rules Offline Using Script bytemancheck.sh</text:span></text:span></text:h>
            </text:list-header>
          </text:list>
        </text:list-item>
      </text:list>
      <text:p text:style-name="P1"><text:span text:style-name="Code_20_Text"><text:span text:style-name="T4">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 It needs to be supplied with a classpath locating any application classes mentioned in the rules.</text:span></text:span></text:p>
      <text:p text:style-name="Text_20_body">The command line syntax for the bytemancheck script is:</text:p>
      <text:p text:style-name="Code"><text:span text:style-name="Code_20_Text">byteman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4">Flag </text:span><text:span text:style-name="Code_20_Text">-cp</text:span><text:span text:style-name="T4"> provides a classpath used to locate classes mentioned in the scripts.</text:span></text:p>
      <text:p text:style-name="Text_20_body"><text:span text:style-name="T4">Flag </text:span><text:span text:style-name="Code_20_Text">-p</text:span><text:span text:style-name="T4"> provides one or more package names which are used to resolve target classes which have been specified on the </text:span><text:span text:style-name="Code_20_Text">CLASS</text:span><text:span text:style-name="T4"> line without a qualifying package name. For example, if a rule specifies </text:span><text:span text:style-name="Code_20_Text">CLASS myClass</text:span><text:span text:style-name="T4"> and the class actually resides in package </text:span><text:span text:style-name="Code_20_Text">org.myApp</text:span><text:span text:style-name="T4"> then the rule will be applied when class org.myApp.myClass is loaded during application execution. However, the type checker cannot know where to find and load the relevant class without a hint. If </text:span><text:span text:style-name="Code_20_Text">-p org.myApp</text:span><text:span text:style-name="T4"> is provided on the command line then after failing to locate </text:span><text:span text:style-name="Code_20_Text">myClass</text:span><text:span text:style-name="T4"> in the empty package the type checker will try to lookup </text:span><text:span text:style-name="Code_20_Text">myClass</text:span><text:span text:style-name="T4"> in package </text:span><text:span text:style-name="Code_20_Text">org.myApp</text:span><text:span text:style-name="T4">. Each package supplied on the command line is tried in order until the class name can be resolved.</text:span></text:p>
      <text:list xml:id="list481620441" text:continue-numbering="true" text:style-name="Outline">
        <text:list-item>
          <text:list>
            <text:list-header>
              <text:h text:style-name="P19" text:outline-level="2" text:is-list-header="true"><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text:soft-page-break/>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pan text:style-name="Code_20_Text"><text:span text:style-name="T4">helps </text:span></text:span><text:span text:style-name="Code_20_Text"><text:span text:style-name="T4">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oft-page-break/><text:span text:style-name="Code_20_Text"><text:span text:style-name="T9">org.jboss.byteman.allow.config.updates</text:span></text:span></text:p>
      <text:p text:style-name="Text_20_body">is set (with any value) then the Byteman agent will update its configuration when changes to the value of system properties are submitted using the <text:span text:style-name="Code_20_Text">bmsubmit</text:span> client <text:s/>with option <text:span text:style-name="Code_20_Text">-y</text:span>.<text:bookmark-start text:name="DDE_LINK25"/> Note that this configuration property cannot be reset dynamically using the <text:span text:style-name="Code_20_Text">submit</text:span> client. It must be set when the agent is loaded either on the JVM command line or via the <text:span text:style-name="Code_20_Text">bminstall</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text:span text:style-name="Code_20_Text">bmsubmit</text:span> client to modify any system properties. If it is unset or set to <text:span text:style-name="Code_20_Text">true</text:span> then only properties with prefix <text:span text:style-name="Code_20_Text">“org.jboss.byteman.”</text:span> will be modified. <text:s/>Note that this configuration property cannot be reset dynamically using the <text:span text:style-name="Code_20_Text">bmsubmit</text:span> client. <text:s/>It must be set when the agent is loaded either on the JVM command line or via the <text:span text:style-name="Code_20_Text">bminstall</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50%"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6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6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format="">
        <style:list-level-properties text:min-label-distance="0.15in"/>
      </text:outline-level-style>
      <text:outline-level-style text:level="2" text:style-name="Numbering_20_Symbols" style:num-prefix=" " style:num-suffix="." style:num-format="">
        <style:list-level-properties text:min-label-distance="0.15in"/>
      </text:outline-level-style>
      <text:outline-level-style text:level="3" text:style-name="Numbering_20_Symbols" style:num-prefix=" " style:num-suffix=")" style:num-format="">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Andrew Dinn</meta:initial-creator>
    <meta:creation-date>2008-09-25T16:33:44</meta:creation-date>
    <dc:creator>Andrew Dinn</dc:creator>
    <dc:date>2010-11-26T16:47:40</dc:date>
    <meta:printed-by>Andrew Dinn</meta:printed-by>
    <meta:print-date>2008-09-26T17:21:42</meta:print-date>
    <meta:editing-cycles>174</meta:editing-cycles>
    <meta:editing-duration>PT68H13M22S</meta:editing-duration>
    <meta:document-statistic meta:table-count="0" meta:image-count="0" meta:object-count="0" meta:page-count="49" meta:paragraph-count="523" meta:word-count="18682" meta:character-count="121557"/>
    <meta:user-defined meta:name="Info 1"/>
    <meta:user-defined meta:name="Info 2"/>
    <meta:user-defined meta:name="Info 3"/>
    <meta:user-defined meta:name="Info 4"/>
  </office:meta>
</office:document-meta>
</file>